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08000000089EFC5B24.png" manifest:media-type=""/>
  <manifest:file-entry manifest:full-path="Pictures/10000000000000B00000002A6E8E0BC3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" style:family="table">
      <style:table-properties style:width="6.6694in" fo:margin-left="0.0729in" table:align="left"/>
    </style:style>
    <style:style style:name="TABLE.A" style:family="table-column">
      <style:table-column-properties style:column-width="0.6458in"/>
    </style:style>
    <style:style style:name="TABLE.B" style:family="table-column">
      <style:table-column-properties style:column-width="0.7243in"/>
    </style:style>
    <style:style style:name="TABLE.C" style:family="table-column">
      <style:table-column-properties style:column-width="0.6847in"/>
    </style:style>
    <style:style style:name="TABLE.D" style:family="table-column">
      <style:table-column-properties style:column-width="0.7014in"/>
    </style:style>
    <style:style style:name="TABLE.E" style:family="table-column">
      <style:table-column-properties style:column-width="1.5979in"/>
    </style:style>
    <style:style style:name="TABLE.F" style:family="table-column">
      <style:table-column-properties style:column-width="2.0083in"/>
    </style:style>
    <style:style style:name="TABLE.G" style:family="table-column">
      <style:table-column-properties style:column-width="0.3069in"/>
    </style:style>
    <style:style style:name="TABLE.A1" style:family="table-cell">
      <style:table-cell-properties fo:background-color="transparent" fo:padding="0in" fo:border="none">
        <style:background-image/>
      </style:table-cell-properties>
    </style:style>
    <style:style style:name="P1" style:family="paragraph" style:parent-style-name="Standard">
      <style:text-properties style:font-name="Helvetica" fo:font-size="8pt" officeooo:rsid="0018d777" officeooo:paragraph-rsid="0008791d" style:font-size-asian="8pt" style:font-size-complex="8pt"/>
    </style:style>
    <style:style style:name="P2" style:family="paragraph" style:parent-style-name="Standard">
      <style:text-properties officeooo:rsid="0008791d" officeooo:paragraph-rsid="0008791d"/>
    </style:style>
    <style:style style:name="P3" style:family="paragraph" style:parent-style-name="Table_20_Contents">
      <style:text-properties style:font-name="Helvetica" fo:font-size="8pt" fo:font-weight="bold" officeooo:rsid="00568309" officeooo:paragraph-rsid="00568309" style:font-size-asian="8pt" style:font-weight-asian="bold" style:font-size-complex="8pt" style:font-weight-complex="bold"/>
    </style:style>
    <style:style style:name="P4" style:family="paragraph" style:parent-style-name="Table_20_Contents">
      <style:text-properties style:font-name="Helvetica" fo:font-size="8pt" fo:font-weight="bold" officeooo:rsid="005790f8" officeooo:paragraph-rsid="005790f8" style:font-size-asian="8pt" style:font-weight-asian="bold" style:font-size-complex="8pt" style:font-weight-complex="bold"/>
    </style:style>
    <style:style style:name="P5" style:family="paragraph" style:parent-style-name="Table_20_Contents">
      <style:text-properties style:font-name="Helvetica" fo:font-size="8pt" officeooo:rsid="005790f8" officeooo:paragraph-rsid="005790f8" style:font-size-asian="8pt" style:font-size-complex="8pt"/>
    </style:style>
    <style:style style:name="P6" style:family="paragraph" style:parent-style-name="Table_20_Contents">
      <style:text-properties fo:color="#3399ff" style:font-name="Helvetica" fo:font-size="8pt" fo:font-weight="bold" officeooo:rsid="0055651f" officeooo:paragraph-rsid="0055651f" style:font-size-asian="8pt" style:font-weight-asian="bold" style:font-size-complex="8pt" style:font-weight-complex="normal"/>
    </style:style>
    <style:style style:name="P7" style:family="paragraph" style:parent-style-name="Table_20_Contents">
      <style:text-properties fo:color="#3399ff" style:font-name="Helvetica" fo:font-size="8pt" fo:font-weight="bold" officeooo:rsid="0055651f" officeooo:paragraph-rsid="00636e01" style:font-size-asian="8pt" style:font-weight-asian="bold" style:font-size-complex="8pt" style:font-weight-complex="normal"/>
    </style:style>
    <style:style style:name="P8" style:family="paragraph" style:parent-style-name="Table_20_Contents">
      <style:text-properties fo:color="#999999" style:font-name="Helvetica" fo:font-size="7pt" fo:font-style="italic" fo:font-weight="normal" officeooo:rsid="005966aa" officeooo:paragraph-rsid="005966aa" style:font-size-asian="7pt" style:font-style-asian="italic" style:font-weight-asian="normal" style:font-size-complex="7pt" style:font-style-complex="italic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b2b2b2" style:font-name="Helvetica" fo:font-size="7pt" fo:font-style="italic" officeooo:rsid="005790f8" officeooo:paragraph-rsid="005790f8" style:font-size-asian="7pt" style:font-style-asian="italic" style:font-size-complex="7pt" style:font-style-complex="italic"/>
    </style:style>
    <style:style style:name="P10" style:family="paragraph" style:parent-style-name="Table_20_Contents">
      <style:text-properties fo:color="#000000" style:font-name="Helvetica" fo:font-size="8pt" fo:font-weight="bold" officeooo:rsid="005cdd42" officeooo:paragraph-rsid="005cdd42" style:font-size-asian="8pt" style:font-weight-asian="bold" style:font-size-complex="8pt" style:font-weight-complex="normal"/>
    </style:style>
    <style:style style:name="P11" style:family="paragraph">
      <style:paragraph-properties fo:text-align="center"/>
    </style:style>
    <style:style style:name="P12" style:family="paragraph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P13" style:family="paragraph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P14" style:family="paragraph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P15" style:family="paragraph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P16" style:family="paragraph">
      <style:paragraph-properties fo:text-align="end"/>
    </style:style>
    <style:style style:name="P17" style:family="paragraph">
      <style:paragraph-properties fo:text-align="end"/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8" style:family="paragraph">
      <style:paragraph-properties fo:text-align="end"/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P19" style:family="paragraph">
      <style:text-properties style:font-name="Helvetica" fo:font-size="9pt" fo:font-weight="bold" style:font-size-asian="9pt" style:font-weight-asian="bold" style:font-size-complex="9pt" style:font-weight-complex="bold"/>
    </style:style>
    <style:style style:name="P20" style:family="paragraph">
      <style:text-properties style:font-name="Helvetica" fo:font-size="7pt" fo:font-weight="bold" style:font-size-asian="7pt" style:font-weight-asian="bold" style:font-size-complex="7pt" style:font-weight-complex="bold"/>
    </style:style>
    <style:style style:name="P21" style:family="paragraph">
      <style:text-properties fo:color="#ffffff" style:font-name="Helvetica" fo:font-size="8pt" style:font-size-asian="8pt" style:font-size-complex="8pt"/>
    </style:style>
    <style:style style:name="T1" style:family="text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Helvetica" fo:font-size="9pt" fo:font-weight="bold" style:font-size-asian="9pt" style:font-weight-asian="bold" style:font-size-complex="9pt" style:font-weight-complex="bold"/>
    </style:style>
    <style:style style:name="T8" style:family="text">
      <style:text-properties style:font-name="Helvetica" fo:font-size="7pt" fo:font-weight="bold" style:font-size-asian="7pt" style:font-weight-asian="bold" style:font-size-complex="7pt" style:font-weight-complex="bold"/>
    </style:style>
    <style:style style:name="T9" style:family="text">
      <style:text-properties fo:color="#ffffff" style:font-name="Helvetica"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3399ff" draw:fill="solid" draw:fill-color="#808080" draw:textarea-horizontal-align="center" draw:textarea-vertical-align="middle" style:run-through="foreground"/>
    </style:style>
    <style:style style:name="gr3" style:family="graphic">
      <style:graphic-properties draw:stroke="none" svg:stroke-color="#000000" draw:fill="none" draw:fill-color="#ffffff" fo:min-height="0.252in" style:run-through="foreground"/>
    </style:style>
    <style:style style:name="gr4" style:family="graphic">
      <style:graphic-properties draw:stroke="none" svg:stroke-color="#000000" draw:fill="none" draw:fill-color="#ffffff" fo:min-height="0.2398in" style:run-through="foreground"/>
    </style:style>
    <style:style style:name="gr5" style:family="graphic">
      <style:graphic-properties draw:stroke="none" svg:stroke-color="#000000" draw:fill="none" draw:fill-color="#ffffff" fo:min-height="0.1673in" style:run-through="foreground"/>
    </style:style>
    <style:style style:name="gr6" style:family="graphic">
      <style:graphic-properties draw:stroke="none" svg:stroke-color="#000000" draw:fill="none" draw:fill-color="#ffffff" fo:min-height="0.2047in" style:run-through="foreground"/>
    </style:style>
    <style:style style:name="gr7" style:family="graphic">
      <style:graphic-properties draw:stroke="none" svg:stroke-color="#000000" draw:fill="none" draw:fill-color="#ffffff" fo:min-height="0.2516in" style:run-through="foreground"/>
    </style:style>
    <style:style style:name="gr8" style:family="graphic">
      <style:graphic-properties draw:stroke="none" draw:fill="solid" draw:fill-color="#dddddd" draw:textarea-horizontal-align="center" draw:textarea-vertical-align="middle" style:run-through="foreground"/>
    </style:style>
    <style:style style:name="gr9" style:family="graphic">
      <style:graphic-properties draw:stroke="none" svg:stroke-color="#000000" draw:fill="none" draw:fill-color="#ffffff" fo:min-height="0.1571in" style:run-through="foreground"/>
    </style:style>
    <style:style style:name="gr10" style:family="graphic">
      <style:graphic-properties draw:stroke="none" svg:stroke-color="#3399ff"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1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" table:style-name="TABLE">
        <table:table-column table:style-name="TABLE.A"/>
        <table:table-column table:style-name="TABLE.B"/>
        <table:table-column table:style-name="TABLE.C"/>
        <table:table-column table:style-name="TABLE.D"/>
        <table:table-column table:style-name="TABLE.E"/>
        <table:table-column table:style-name="TABLE.F"/>
        <table:table-column table:style-name="TABLE.G"/>
        <table:table-row>
          <table:table-cell table:style-name="TABLE.A1" office:value-type="string">
            <text:p text:style-name="P6">[TIME]</text:p>
          </table:table-cell>
          <table:table-cell table:style-name="TABLE.A1" office:value-type="string">
            <text:p text:style-name="P10">[SPAN]</text:p>
          </table:table-cell>
          <table:table-cell table:style-name="TABLE.A1" office:value-type="string">
            <text:p text:style-name="P3">[DEPTH]</text:p>
          </table:table-cell>
          <table:table-cell table:style-name="TABLE.A1" office:value-type="string">
            <text:p text:style-name="P8">[DELTA]</text:p>
          </table:table-cell>
          <table:table-cell table:style-name="TABLE.A1" office:value-type="string">
            <text:p text:style-name="P4">[ACTIVITY]</text:p>
          </table:table-cell>
          <table:table-cell table:style-name="TABLE.A1" office:value-type="string">
            <text:p text:style-name="P5">[COMMENT]</text:p>
          </table:table-cell>
          <table:table-cell table:style-name="TABLE.A1" office:value-type="string">
            <text:p text:style-name="P9">[BHA]</text:p>
          </table:table-cell>
        </table:table-row>
      </table:table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fill-image draw:name="Empty" xlink:href="Pictures/1000000000000008000000089EFC5B24.png" xlink:type="simple" xlink:show="embed" xlink:actuate="onLoad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MP3" style:family="paragraph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MP4" style:family="paragraph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MP5" style:family="paragraph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MP6" style:family="paragraph">
      <style:paragraph-properties fo:text-align="end"/>
    </style:style>
    <style:style style:name="MP7" style:family="paragraph">
      <style:paragraph-properties fo:text-align="end"/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MP8" style:family="paragraph">
      <style:paragraph-properties fo:text-align="end"/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MP9" style:family="paragraph">
      <style:text-properties style:font-name="Helvetica" fo:font-size="9pt" fo:font-weight="bold" style:font-size-asian="9pt" style:font-weight-asian="bold" style:font-size-complex="9pt" style:font-weight-complex="bold"/>
    </style:style>
    <style:style style:name="MP10" style:family="paragraph">
      <style:text-properties style:font-name="Helvetica" fo:font-size="7pt" fo:font-weight="bold" style:font-size-asian="7pt" style:font-weight-asian="bold" style:font-size-complex="7pt" style:font-weight-complex="bold"/>
    </style:style>
    <style:style style:name="MP11" style:family="paragraph">
      <style:text-properties fo:color="#ffffff" style:font-name="Helvetica" fo:font-size="8pt" style:font-size-asian="8pt" style:font-size-complex="8pt"/>
    </style:style>
    <style:style style:name="MT1" style:family="text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MT2" style:family="text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MT3" style:family="text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MT4" style:family="text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MT5" style:family="text"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MT6" style:family="text"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MT7" style:family="text">
      <style:text-properties style:font-name="Helvetica" fo:font-size="9pt" fo:font-weight="bold" style:font-size-asian="9pt" style:font-weight-asian="bold" style:font-size-complex="9pt" style:font-weight-complex="bold"/>
    </style:style>
    <style:style style:name="MT8" style:family="text">
      <style:text-properties style:font-name="Helvetica" fo:font-size="7pt" fo:font-weight="bold" style:font-size-asian="7pt" style:font-weight-asian="bold" style:font-size-complex="7pt" style:font-weight-complex="bold"/>
    </style:style>
    <style:style style:name="MT9" style:family="text">
      <style:text-properties fo:color="#ffffff" style:font-name="Helvetica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3399ff" draw:fill="solid" draw:fill-color="#808080" draw:textarea-horizontal-align="center" draw:textarea-vertical-align="middle" style:run-through="foreground"/>
    </style:style>
    <style:style style:name="Mgr3" style:family="graphic">
      <style:graphic-properties draw:stroke="none" svg:stroke-color="#000000" draw:fill="none" draw:fill-color="#ffffff" fo:min-height="0.252in" style:run-through="foreground"/>
    </style:style>
    <style:style style:name="Mgr4" style:family="graphic">
      <style:graphic-properties draw:stroke="none" svg:stroke-color="#000000" draw:fill="none" draw:fill-color="#ffffff" fo:min-height="0.2398in" style:run-through="foreground"/>
    </style:style>
    <style:style style:name="Mgr5" style:family="graphic">
      <style:graphic-properties draw:stroke="none" svg:stroke-color="#000000" draw:fill="none" draw:fill-color="#ffffff" fo:min-height="0.1673in" style:run-through="foreground"/>
    </style:style>
    <style:style style:name="Mgr6" style:family="graphic">
      <style:graphic-properties draw:stroke="none" svg:stroke-color="#000000" draw:fill="none" draw:fill-color="#ffffff" fo:min-height="0.2047in" style:run-through="foreground"/>
    </style:style>
    <style:style style:name="Mgr7" style:family="graphic">
      <style:graphic-properties draw:stroke="none" svg:stroke-color="#000000" draw:fill="none" draw:fill-color="#ffffff" fo:min-height="0.2516in" style:run-through="foreground"/>
    </style:style>
    <style:style style:name="Mgr8" style:family="graphic">
      <style:graphic-properties draw:stroke="none" draw:fill="solid" draw:fill-color="#dddddd" draw:textarea-horizontal-align="center" draw:textarea-vertical-align="middle" style:run-through="foreground"/>
    </style:style>
    <style:style style:name="Mgr9" style:family="graphic">
      <style:graphic-properties draw:stroke="none" svg:stroke-color="#000000" draw:fill="none" draw:fill-color="#ffffff" fo:min-height="0.1571in" style:run-through="foreground"/>
    </style:style>
    <style:style style:name="Mgr10" style:family="graphic">
      <style:graphic-properties draw:stroke="none" svg:stroke-color="#3399ff"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11" style:family="graphic">
      <style:graphic-properties draw:stroke="none" svg:stroke-color="#000000" draw:fill="none" draw:fill-color="#ffffff" fo:min-height="0.1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1.81pt solid #808080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1.3598in" fo:margin-left="0in" fo:margin-right="0in" fo:margin-bottom="0.2in" style:shadow="none" fo:background-color="#000000" style:dynamic-spacing="false">
          <style:background-image/>
        </style:header-footer-properties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g text:anchor-type="paragraph" draw:z-index="0" draw:style-name="Mgr1"><draw:rect draw:style-name="Mgr2" draw:text-style-name="MP1" svg:width="6.8898in" svg:height="0.9634in" svg:x="-0.0283in" svg:y="-0.0264in"><text:p/></draw:rect><draw:frame draw:style-name="Mgr3" draw:text-style-name="MP2" svg:width="2.7886in" svg:height="0.2524in" svg:x="0.2071in" svg:y="0.0972in"><draw:text-box><text:p><text:span text:style-name="MT1">DAILY ACTIVITY</text:span></text:p></draw:text-box></draw:frame><draw:frame draw:style-name="Mgr4" draw:text-style-name="MP3" svg:width="4.6386in" svg:height="0.2398in" svg:x="0.2071in" svg:y="0.3953in"><draw:text-box><text:p><text:span text:style-name="MT2">[JOB_NAME]</text:span></text:p></draw:text-box></draw:frame><draw:frame draw:style-name="Mgr5" draw:text-style-name="MP4" svg:width="1.4657in" svg:height="0.1677in" svg:x="1.3642in" svg:y="0.6346in"><draw:text-box><text:p><text:span text:style-name="MT3">[RIG]</text:span></text:p></draw:text-box></draw:frame><draw:frame draw:style-name="Mgr5" draw:text-style-name="MP5" svg:width="1.4657in" svg:height="0.1677in" svg:x="0.1996in" svg:y="0.6654in"><draw:text-box><text:p><text:span text:style-name="MT4">[JOB_NUMBER]</text:span></text:p></draw:text-box></draw:frame><draw:frame draw:style-name="Mgr6" draw:text-style-name="MP7" svg:width="2.6941in" svg:height="0.2051in" svg:x="4.0343in" svg:y="0.0571in"><draw:text-box><text:p text:style-name="MP6"><text:span text:style-name="MT5">[TIME_SPAN]</text:span></text:p></draw:text-box></draw:frame><draw:frame draw:style-name="Mgr7" draw:text-style-name="MP8" svg:width="2.315in" svg:height="0.2516in" svg:x="4.4209in" svg:y="0.6173in"><draw:text-box><text:p text:style-name="MP6"><text:span text:style-name="MT6">[CLIENT]</text:span></text:p></draw:text-box></draw:frame></draw:g><draw:g text:anchor-type="paragraph" draw:z-index="1" draw:style-name="Mgr1"><draw:rect draw:style-name="Mgr8" draw:text-style-name="MP1" svg:width="6.8697in" svg:height="0.3343in" svg:x="-0.0181in" svg:y="0.9398in"><text:p/></draw:rect><draw:frame draw:style-name="Mgr9" draw:text-style-name="MP9" svg:width="0.3543in" svg:height="0.1571in" svg:x="0.0953in" svg:y="1.0453in"><draw:text-box><text:p><text:span text:style-name="MT7">Time</text:span></text:p></draw:text-box></draw:frame><draw:frame draw:style-name="Mgr9" draw:text-style-name="MP9" svg:width="0.5177in" svg:height="0.1571in" svg:x="0.7217in" svg:y="1.0453in"><draw:text-box><text:p><text:span text:style-name="MT7">Hours</text:span></text:p></draw:text-box></draw:frame><draw:frame draw:style-name="Mgr9" draw:text-style-name="MP9" svg:width="0.5177in" svg:height="0.1571in" svg:x="1.4535in" svg:y="1.0453in"><draw:text-box><text:p><text:span text:style-name="MT7">Depth</text:span></text:p></draw:text-box></draw:frame><draw:frame draw:style-name="Mgr9" draw:text-style-name="MP9" svg:width="0.5177in" svg:height="0.1571in" svg:x="2.1283in" svg:y="1.0453in"><draw:text-box><text:p><text:span text:style-name="MT7">Delta</text:span></text:p></draw:text-box></draw:frame><draw:frame draw:style-name="Mgr9" draw:text-style-name="MP9" svg:width="0.5177in" svg:height="0.1571in" svg:x="2.8339in" svg:y="1.0453in"><draw:text-box><text:p><text:span text:style-name="MT7">Activity</text:span></text:p></draw:text-box></draw:frame><draw:frame draw:style-name="Mgr9" draw:text-style-name="MP9" svg:width="0.8717in" svg:height="0.1571in" svg:x="4.4256in" svg:y="1.0453in"><draw:text-box><text:p><text:span text:style-name="MT7">Comment</text:span></text:p></draw:text-box></draw:frame><draw:frame draw:style-name="Mgr9" draw:text-style-name="MP10" svg:width="0.2976in" svg:height="0.1571in" svg:x="6.4299in" svg:y="1.0606in"><draw:text-box><text:p><text:span text:style-name="MT8">BHA #</text:span></text:p></draw:text-box></draw:frame></draw:g></text:p>
      </style:header>
      <style:footer>
        <text:p text:style-name="Footer"><draw:frame draw:style-name="Mfr1" draw:name="graphics1" text:anchor-type="paragraph" svg:y="-0.0909in" svg:width="0.9547in" svg:height="0.228in" draw:z-index="4"><draw:image xlink:href="Pictures/10000000000000B00000002A6E8E0BC3.jpg" xlink:type="simple" xlink:show="embed" xlink:actuate="onLoad"/></draw:frame><draw:rect text:anchor-type="paragraph" draw:z-index="2" draw:style-name="Mgr10" draw:text-style-name="MP1" svg:width="6.9071in" svg:height="0.378in" svg:x="-0.0299in" svg:y="-0.148in"><text:p/></draw:rect><draw:frame text:anchor-type="paragraph" draw:z-index="3" draw:style-name="Mgr11" draw:text-style-name="MP11" svg:width="1.3858in" svg:height="0.1496in" svg:x="5.7354in" svg:y="-0.0311in"><draw:text-box><text:p><text:span text:style-name="MT9">elephant-cloud.com</text:span></text:p></draw:text-box></draw:frame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11:38:19.957883000</meta:creation-date>
    <dc:date>2014-01-20T19:45:47.654064000</dc:date>
    <meta:editing-duration>P6DT19H22M23S</meta:editing-duration>
    <meta:editing-cycles>109</meta:editing-cycles>
    <meta:generator>LibreOffice/4.1.3.2$MacOSX_x86 LibreOffice_project/70feb7d99726f064edab4605a8ab840c50ec57a</meta:generator>
    <meta:document-statistic meta:table-count="1" meta:image-count="1" meta:object-count="0" meta:page-count="1" meta:paragraph-count="7" meta:word-count="7" meta:character-count="50" meta:non-whitespace-character-count="50"/>
  </office:meta>
</office:document-meta>
</file>